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4768" calcext:value-type="float">
            <text:p>137.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8568" calcext:value-type="float">
            <text:p>136.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76" calcext:value-type="float">
            <text:p>137.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04" calcext:value-type="float">
            <text:p>136.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8" calcext:value-type="float">
            <text:p>136.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944" calcext:value-type="float">
            <text:p>136.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656" calcext:value-type="float">
            <text:p>136.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704" calcext:value-type="float">
            <text:p>136.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216" calcext:value-type="float">
            <text:p>135.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256" calcext:value-type="float">
            <text:p>134.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64" calcext:value-type="float">
            <text:p>135.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824" calcext:value-type="float">
            <text:p>134.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056" calcext:value-type="float">
            <text:p>134.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288" calcext:value-type="float">
            <text:p>133.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6232" calcext:value-type="float">
            <text:p>132.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656" calcext:value-type="float">
            <text:p>132.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504" calcext:value-type="float">
            <text:p>131.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656</text:p>
          </table:table-cell>
          <table:table-cell office:value-type="string" calcext:value-type="string">
            <text:p>TWDB:0644656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704" calcext:value-type="float">
            <text:p>132.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